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Trebuchet MS1" svg:font-family="'Trebuchet M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master-page-name="Converted1">
      <style:paragraph-properties style:page-number="auto"/>
    </style:style>
    <style:style style:name="P3" style:family="paragraph" style:parent-style-name="Title" style:master-page-name="Standard">
      <style:paragraph-properties style:page-number="auto"/>
    </style:style>
    <style:style style:name="T1" style:family="text">
      <style:text-properties style:font-name="Arial" style:font-name-complex="Arial1"/>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PMT – <text:span text:style-name="T1">Indexed Pattern Matching Tool</text:span> </text:p>
      <text:p text:style-name="Standard"/>
      <text:p text:style-name="Standard"><text:span text:style-name="T2">Nome da ferramenta: IPMT</text:span></text:p>
      <text:p text:style-name="P1"/>
      <text:p text:style-name="Standard"><text:span text:style-name="T2">Grupo: Danilo Neves Ribeiro (dnr2)</text:span></text:p>
      <text:p text:style-name="Standard"><text:span text:style-name="T2"><text:tab/> Vitor Hugo Antero de Melo (vham)</text:span></text:p>
      <text:p text:style-name="Standard"/>
      <text:h text:style-name="Heading_20_1" text:outline-level="1">Descrição do funcionamento da ferramenta</text:h>
      <text:p text:style-name="Standard"/>
      <text:p text:style-name="Standard">A ferramenta IPMT foi desenvolvida utilizando a linguagem de programação C++. Implementamos os seguintes algoritmos estudados em sala de aula que serão separados em duas categorias:</text:p>
      <text:p text:style-name="Standard">Algoritmos de indexação:</text:p>
      <text:h text:style-name="Heading_20_2" text:outline-level="2">Árvore de Sufixos</text:h>
      <text:p text:style-name="Standard"/>
      <text:p text:style-name="Standard">Como foi visto em sala, o Boyer-Moore é um algoritmo eficiente, utilizado pelo próprio <text:span text:style-name="T3">grep</text:span>. Utilizamos o Boyer-Moore nos casos de busca exata, onde um único padrão é procurado no texto. </text:p>
      <text:h text:style-name="Heading_20_2" text:outline-level="2">Array de Sufixos</text:h>
      <text:p text:style-name="Standard"/>
      <text:p text:style-name="Standard">Para mais de um padrão se fez necessário usar um algoritmo que, mesmo sendo um pouco mais complexo, consiga lidar com os padrões de forma eficiente. Sempre que há mais de um padrão a ser procurado, a ferramenta utiliza o Aho-Corasick para fazer o <text:span text:style-name="T3">pattern matching</text:span>. </text:p>
      <text:p text:style-name="Standard"/>
      <text:p text:style-name="Standard">Algoritmo de compressão/descompressão:</text:p>
      <text:h text:style-name="Heading_20_2" text:outline-level="2">LZW</text:h>
      <text:p text:style-name="Standard"/>
      <text:p text:style-name="Standard">Para realizar a compressão e descompressão dos arquivos e das estruturas de dados, utilizamos o algoritmo de Lempel-Ziv-Welch (LZW), que é comumente utilizado em compressão de arquivos GIF. <text:span text:style-name="T5">Nós seguimos as dicas de implementação encontradas em [1]. Utilizamos a estrutura </text:span><text:span text:style-name="T4">map</text:span><text:span text:style-name="T5"> para o dicionário tanto na compressão quanto na descompressão.</text:span></text:p>
      <text:p text:style-name="Standard"/>
      <text:h text:style-name="Heading_20_1" text:outline-level="1">Detalhes de implementação </text:h>
      <text:p text:style-name="Standard"/>
      <text:p text:style-name="Standard">A leitura dos arquivos de entrada foi feita linha por linha. Decidimos utilizar essa estratégia pois é necessário imprimir a linha em que o padrão foi achado no arquivo e dessa forma não precisaríamos fazer um pós processamento.</text:p>
      <text:p text:style-name="Standard"><text:soft-page-break/>A implementação do projeto segue a estrutura descrita na especificação. Os arquivos do código fonte se encontram na pasta <text:span text:style-name="T3">src/</text:span>, descritos a seguir:</text:p>
      <text:h text:style-name="Heading_20_2" text:outline-level="2">ipmt.cpp</text:h>
      <text:p text:style-name="Standard"/>
      <text:p text:style-name="Standard">Este é o arquivo de interface com o usuário, ele importa um segundo arquivo que contém a implementação dos algoritmos, <text:span text:style-name="T4">ipmt</text:span><text:span text:style-name="T3">_algorithm.h</text:span>. Seus objetivos incluem imprimir a ajuda, fazer <text:span text:style-name="T3">parse</text:span> nos argumentos de entrada, lidar com <text:span text:style-name="T3">wildcards</text:span> etc. <text:span text:style-name="T5">Ele também verifica se a execução deve ser do tipo </text:span><text:span text:style-name="T4">index</text:span><text:span text:style-name="T5"> ou </text:span><text:span text:style-name="T4">search</text:span><text:span text:style-name="T5">, e chama as funções correspondentes</text:span>.</text:p>
      <text:h text:style-name="Heading_20_2" text:outline-level="2">ipmt_algorithm.h</text:h>
      <text:p text:style-name="Standard"/>
      <text:p text:style-name="Standard">Define algumas constantes e as assinaturas dos métodos que são implementados em <text:span text:style-name="T4">ipmt</text:span><text:span text:style-name="T3">_algorithm.cpp</text:span>.</text:p>
      <text:h text:style-name="Heading_20_2" text:outline-level="2">ipmt_algorithm.cpp</text:h>
      <text:p text:style-name="Standard"/>
      <text:p text:style-name="Standard">Este arquivo contém os algoritmos de compressão e descompressão, e a lógica que chama as funções para criar índices e executar buscas. Implementa as funções definidas em <text:span text:style-name="T4">ipmt</text:span><text:span text:style-name="T3">_algorithm.h</text:span>, onde as principais funções <text:span text:style-name="T5">são </text:span><text:span text:style-name="T4">ipmt_index_*()</text:span><text:span text:style-name="T5"> e </text:span><text:span text:style-name="T4">ipmt_search()</text:span>, que servem de ligação entre a interface com o usuário (<text:span text:style-name="T4">ipmt</text:span><text:span text:style-name="T3">.cpp</text:span>) e suas funções.</text:p>
      <text:h text:style-name="Heading_20_2" text:outline-level="2">SuffixTree.cpp</text:h>
      <text:p text:style-name="Standard"/>
      <text:p text:style-name="Standard">Por questões de organização foi decidido criar uma estrutura para comportar todas as variáveis que definem a árvore do Aho-Corasick, bem como funções e variáveis que ajudam a construí-la. Caso essa estrutura não fosse criada seria necessário passar várias estruturas e <text:span text:style-name="T3">arrays</text:span> por parâmetro, ou fazer tudo em um único método, o que avaliamos inadequado. </text:p>
      <text:h text:style-name="Heading_20_2" text:outline-level="2">SuffixArray.cpp</text:h>
      <text:p text:style-name="Standard"/>
      <text:p text:style-name="Standard">Da mesma forma, criamos uma estrutura de dados para representar o conjunto de bits usado pelo Wu-Manber de forma mais otimizada. Sabíamos que o C++ contém em sua biblioteca padrão a estrutura <text:span text:style-name="T3">bitset</text:span><text:note text:id="ftn1" text:note-class="footnote"><text:note-citation>1</text:note-citation><text:note-body><text:p text:style-name="P2"><text:span text:style-name="footnote_20_reference"/> Referência do <text:span text:style-name="T3">bitset</text:span> - http://www.cplusplus.com/reference/bitset/bitset/bitset/</text:p></text:note-body></text:note>, contudo este container tem a limitação de ter o tamanho determinado em tempo de compilação, o que tornou necessário uma reimplementação da estrutura.</text:p>
      <text:h text:style-name="Heading_20_1" text:outline-level="1">Bugs e lim<text:bookmark text:name="_GoBack"/>itações</text:h>
      <text:p text:style-name="Standard"/>
      <text:p text:style-name="Standard">Observamos que para muitos arquivos pequenos a compressão fica maior do que o arquivo original. Isso ocorre devido à baixa quantidade de padrões repetidos. Outra limitação ocorre no tamanho do dicionário não ser limitado, o que pode causar estouro de pilha dependendo do tamanho da entrada e da memória disponível durante a execu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Trebuchet MS1" svg:font-family="'Trebuchet M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fo:color="#000000" fo:font-size="11pt" fo:language="pt" fo:country="BR" style:letter-kerning="true" style:font-size-asian="11pt" style:language-asian="pt" style:country-asian="BR"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page"/>
      <style:text-properties fo:color="#000000" style:font-name="Arial" fo:font-size="11pt" fo:language="pt" fo:country="BR" style:letter-kerning="true" style:font-name-asian="Arial1" style:font-size-asian="11pt" style:language-asian="pt" style:country-asian="BR" style:font-name-complex="Arial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100%" fo:margin-left="0in" fo:margin-right="0in" fo:text-align="justify" style:justify-single-word="false" fo:orphans="2" fo:widows="2" fo:text-indent="0.5in" style:auto-text-indent="false"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139in" fo:margin-bottom="0in" fo:keep-together="always" fo:keep-with-next="always"/>
      <style:text-properties style:font-name="Trebuchet MS" fo:font-size="16pt" style:font-name-asian="Trebuchet MS1" style:font-size-asian="16pt" style:font-name-complex="Trebuchet MS1"/>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parent-style-name="Standard" style:next-style-name="Text_20_body" style:default-outline-level="3" style:class="text">
      <style:paragraph-properties fo:margin-top="0.111in" fo:margin-bottom="0in" fo:keep-together="always" fo:keep-with-next="always"/>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parent-style-name="Standard" style:next-style-name="Text_20_body" style:default-outline-level="4" style:class="text">
      <style:paragraph-properties fo:margin-top="0.111in" fo:margin-bottom="0in" fo:keep-together="always" fo:keep-with-next="always"/>
      <style:text-properties fo:color="#666666" style:font-name="Trebuchet MS" style:text-underline-style="solid" style:text-underline-width="auto" style:text-underline-color="font-color" style:font-name-asian="Trebuchet MS1" style:font-name-complex="Trebuchet MS1"/>
    </style:style>
    <style:style style:name="Heading_20_5" style:display-name="Heading 5" style:family="paragraph" style:parent-style-name="Standard" style:next-style-name="Text_20_body" style:default-outline-level="5" style:class="text">
      <style:paragraph-properties fo:margin-top="0.111in" fo:margin-bottom="0in" fo:keep-together="always" fo:keep-with-next="always"/>
      <style:text-properties fo:color="#666666" style:font-name="Trebuchet MS" style:font-name-asian="Trebuchet MS1" style:font-name-complex="Trebuchet MS1"/>
    </style:style>
    <style:style style:name="Heading_20_6" style:display-name="Heading 6" style:family="paragraph" style:parent-style-name="Standard" style:next-style-name="Text_20_body" style:default-outline-level="6" style:class="text">
      <style:paragraph-properties fo:margin-top="0.111in" fo:margin-bottom="0in" fo:keep-together="always" fo:keep-with-next="always"/>
      <style:text-properties fo:color="#666666" style:font-name="Trebuchet MS" fo:font-style="italic" style:font-name-asian="Trebuchet MS1" style:font-style-asian="italic" style:font-name-complex="Trebuchet MS1"/>
    </style:style>
    <style:style style:name="Title" style:family="paragraph" style:parent-style-name="Standard" style:next-style-name="Subtitle" style:default-outline-level="" style:class="chapter">
      <style:paragraph-properties fo:text-align="center"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Standard" style:next-style-name="Text_20_body" style:default-outline-level="" style:class="chapter">
      <style:paragraph-properties fo:margin-top="0in" fo:margin-bottom="0.139in" fo:text-align="center"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footnote_20_text" style:display-name="footnote text" style:family="paragraph" style:parent-style-name="Standard" style:default-outline-level="">
      <style:paragraph-properties fo:line-height="100%"/>
      <style:text-properties fo:font-size="10pt" style:font-size-asian="10pt"/>
    </style:style>
    <style:style style:name="No_20_Spacing" style:display-name="No Spacing" style:family="paragraph" style:default-outline-level="">
      <style:paragraph-properties fo:line-height="100%" fo:orphans="2" fo:widows="2" style:writing-mode="lr-tb"/>
      <style:text-properties style:use-window-font-color="true"/>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nota_20_de_20_rodapé_20_Char" style:display-name="Texto de nota de rodapé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latorio TPF PCC 2014.2.docx</dc:title>
    <meta:initial-creator>Vitor</meta:initial-creator>
    <dc:creator>Vitor Melo</dc:creator>
    <meta:editing-cycles>34</meta:editing-cycles>
    <meta:print-date>2014-12-01T01:29:00</meta:print-date>
    <meta:creation-date>2014-12-01T00:46:00</meta:creation-date>
    <dc:date>2015-02-22T22:02:06</dc:date>
    <meta:editing-duration>PT3M10S</meta:editing-duration>
    <meta:generator>LibreOffice/3.5$Linux_X86_64 LibreOffice_project/350m1$Build-2</meta:generator>
    <meta:document-statistic meta:table-count="0" meta:image-count="0" meta:object-count="0" meta:page-count="2" meta:paragraph-count="30" meta:word-count="554" meta:character-count="3619" meta:non-whitespace-character-count="309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